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fo:color="#0000ff"/>
    </style:style>
    <style:style style:name="P5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language="ru" fo:country="RU"/>
    </style:style>
    <style:style style:name="P78" style:family="paragraph" style:parent-style-name="Text_20_body">
      <loext:graphic-properties draw:fill="solid" draw:fill-color="#eeeeee" draw:opacity="100%"/>
      <style:paragraph-properties fo:background-color="#eeeeee"/>
      <style:text-properties fo:language="ru" fo:country="RU"/>
    </style:style>
    <style:style style:name="P7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0" style:family="paragraph" style:parent-style-name="Text_20_body">
      <style:text-properties fo:color="#800000" fo:language="ru" fo:country="RU"/>
    </style:style>
    <style:style style:name="P81" style:family="paragraph" style:parent-style-name="Text_20_body">
      <loext:graphic-properties draw:fill="solid" draw:fill-color="#eeeeee" draw:opacity="100%"/>
      <style:paragraph-properties fo:background-color="#eeeeee"/>
    </style:style>
    <style:style style:name="P82" style:family="paragraph" style:parent-style-name="First_20_line_20_indent">
      <loext:graphic-properties draw:fill="solid" draw:fill-color="#eeeeee" draw:opacity="100%"/>
      <style:paragraph-properties fo:background-color="#eeeeee"/>
      <style:text-properties fo:language="ru" fo:country="RU"/>
    </style:style>
    <style:style style:name="P8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4" style:family="paragraph" style:parent-style-name="Text_20_body">
      <style:paragraph-properties fo:margin-left="0in" fo:margin-right="0in" fo:text-align="justify" style:justify-single-word="false" fo:text-indent="0in" style:auto-text-indent="false"/>
    </style:style>
    <style:style style:name="P85" style:family="paragraph" style:parent-style-name="Text_20_body">
      <style:paragraph-properties fo:margin-left="0in" fo:margin-right="0in" fo:text-align="justify" style:justify-single-word="false" fo:text-indent="0in" style:auto-text-indent="false"/>
      <style:text-properties fo:color="#800000"/>
    </style:style>
    <style:style style:name="P8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in" fo:margin-right="0in" fo:text-align="center" style:justify-single-word="false" fo:text-indent="0in" style:auto-text-indent="false"/>
    </style:style>
    <style:style style:name="P8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8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7" style:family="paragraph" style:parent-style-name="Footnote">
      <style:paragraph-properties fo:margin-left="0in" fo:margin-right="0in" fo:text-indent="0in" style:auto-text-indent="fals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Footnote">
      <style:text-properties style:use-window-font-color="true"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8" style:family="paragraph" style:parent-style-name="Text_20_body" style:list-style-name="L1">
      <style:paragraph-properties fo:text-align="justify" style:justify-single-word="false"/>
    </style:style>
    <style:style style:name="P109" style:family="paragraph" style:parent-style-name="Text_20_body" style:list-style-name="L1">
      <style:paragraph-properties fo:text-align="justify" style:justify-single-word="false"/>
      <style:text-properties fo:language="ru" fo:country="RU"/>
    </style:style>
    <style:style style:name="P110" style:family="paragraph" style:parent-style-name="Text_20_body" style:list-style-name="L2">
      <style:paragraph-properties fo:text-align="justify" style:justify-single-word="false"/>
      <style:text-properties fo:language="ru" fo:country="RU"/>
    </style:style>
    <style:style style:name="P11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12" style:family="paragraph" style:parent-style-name="Text_20_body" style:list-style-name="L3">
      <style:text-properties fo:language="ru" fo:country="RU"/>
    </style:style>
    <style:style style:name="P11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15" style:family="paragraph" style:parent-style-name="Text_20_body">
      <style:paragraph-properties fo:margin-left="0in" fo:margin-right="0in" fo:text-align="justify" style:justify-single-word="false" fo:text-indent="0.1965in" style:auto-text-indent="false"/>
      <style:text-properties fo:language="ru" fo:country="RU" officeooo:paragraph-rsid="0001786c"/>
    </style:style>
    <style:style style:name="P116" style:family="paragraph" style:parent-style-name="Text_20_body">
      <style:paragraph-properties fo:margin-left="0in" fo:margin-right="0in" fo:text-align="justify" style:justify-single-word="false" fo:text-indent="0.1965in" style:auto-text-indent="false"/>
      <style:text-properties fo:language="ru" fo:country="RU" officeooo:rsid="00248c29" officeooo:paragraph-rsid="00248c29"/>
    </style:style>
    <style:style style:name="P117" style:family="paragraph" style:parent-style-name="Text_20_body">
      <style:paragraph-properties fo:margin-left="0in" fo:margin-right="0in" fo:text-align="justify" style:justify-single-word="false" fo:text-indent="0.1965in" style:auto-text-indent="false"/>
      <style:text-properties fo:language="ru" fo:country="RU" officeooo:rsid="0025451e" officeooo:paragraph-rsid="0025451e"/>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3c6e3"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5d14e" officeooo:paragraph-rsid="0005d14e" style:font-style-asian="normal" style:font-style-complex="normal"/>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5d14e" officeooo:paragraph-rsid="00093632" style:font-style-asian="normal" style:font-style-complex="normal"/>
    </style:style>
    <style:style style:name="P12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5d14e" officeooo:paragraph-rsid="00098182" style:font-style-asian="normal" style:font-style-complex="normal"/>
    </style:style>
    <style:style style:name="P12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5d14e" officeooo:paragraph-rsid="00100eb7" style:font-style-asian="normal" style:font-style-complex="normal"/>
    </style:style>
    <style:style style:name="P12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5d14e" officeooo:paragraph-rsid="001630ba" style:font-style-asian="normal" style:font-style-complex="normal"/>
    </style:style>
    <style:style style:name="P12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5d14e" officeooo:paragraph-rsid="00217277" style:font-style-asian="normal" style:font-style-complex="normal"/>
    </style:style>
    <style:style style:name="P12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5d14e" officeooo:paragraph-rsid="00241d3b" style:font-style-asian="normal" style:font-style-complex="normal"/>
    </style:style>
    <style:style style:name="P12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5d14e" officeooo:paragraph-rsid="0025451e" style:font-style-asian="normal" style:font-style-complex="normal"/>
    </style:style>
    <style:style style:name="P12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7a94f" officeooo:paragraph-rsid="000e86e3" style:font-style-asian="normal" style:font-style-complex="normal"/>
    </style:style>
    <style:style style:name="P12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00eb7" officeooo:paragraph-rsid="00100eb7" style:font-style-asian="normal" style:font-style-complex="normal"/>
    </style:style>
    <style:style style:name="P12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35de" officeooo:paragraph-rsid="001135de" style:font-style-asian="normal" style:font-style-complex="normal"/>
    </style:style>
    <style:style style:name="P13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29eb3" officeooo:paragraph-rsid="00229eb3" style:font-style-asian="normal" style:font-style-complex="normal"/>
    </style:style>
    <style:style style:name="P13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5" style:family="paragraph" style:parent-style-name="Heading_20_1">
      <loext:graphic-properties draw:fill="solid" draw:fill-color="#eeeeee" draw:opacity="100%"/>
      <style:paragraph-properties fo:background-color="#eeeeee"/>
    </style:style>
    <style:style style:name="P136" style:family="paragraph" style:parent-style-name="Heading_20_1">
      <style:paragraph-properties fo:margin-left="0in" fo:margin-right="0in" fo:text-align="center" style:justify-single-word="false" fo:text-indent="0.1965in" style:auto-text-indent="false"/>
    </style:style>
    <style:style style:name="P137" style:family="paragraph" style:parent-style-name="Heading_20_2">
      <style:text-properties fo:language="en" fo:country="US"/>
    </style:style>
    <style:style style:name="P138" style:family="paragraph" style:parent-style-name="Heading_20_2">
      <style:text-properties fo:language="ru" fo:country="RU"/>
    </style:style>
    <style:style style:name="P139" style:family="paragraph" style:parent-style-name="Heading_20_2">
      <loext:graphic-properties draw:fill="solid" draw:fill-color="#eeeeee" draw:opacity="100%"/>
      <style:paragraph-properties fo:background-color="#eeeeee"/>
      <style:text-properties fo:language="ru" fo:country="RU"/>
    </style:style>
    <style:style style:name="P140" style:family="paragraph" style:parent-style-name="Heading_20_2">
      <loext:graphic-properties draw:fill="solid" draw:fill-color="#eeeeee" draw:opacity="100%"/>
      <style:paragraph-properties fo:background-color="#eeeeee"/>
    </style:style>
    <style:style style:name="P14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language="en" fo:country="US" officeooo:rsid="00023654"/>
    </style:style>
    <style:style style:name="T12" style:family="text">
      <style:text-properties fo:language="en" fo:country="US" officeooo:rsid="000341cf"/>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loext:char-shading-value="0" style:font-style-asian="normal" style:font-style-complex="normal"/>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800000" fo:language="en" fo:country="US" fo:font-style="normal" style:font-style-asian="normal" style:font-style-complex="normal"/>
    </style:style>
    <style:style style:name="T26" style:family="text">
      <style:text-properties fo:color="#800000" fo:font-style="normal" style:font-style-asian="normal" style:font-style-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color="#ff6600" fo:language="en" fo:country="US"/>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loext:char-shading-value="0" style:font-style-asian="normal" style:font-style-complex="normal"/>
    </style:style>
    <style:style style:name="T42" style:family="text">
      <style:text-properties fo:background-color="transparent" loext:char-shading-value="0"/>
    </style:style>
    <style:style style:name="T43" style:family="text">
      <style:text-properties style:text-position="super 58%"/>
    </style:style>
    <style:style style:name="T44" style:family="text">
      <style:text-properties fo:color="#c5000b"/>
    </style:style>
    <style:style style:name="T45" style:family="text">
      <style:text-properties fo:language="fr" fo:country="FR"/>
    </style:style>
    <style:style style:name="T46" style:family="text">
      <style:text-properties fo:color="#0000ff"/>
    </style:style>
    <style:style style:name="T47" style:family="text">
      <style:text-properties fo:color="#3333ff"/>
    </style:style>
    <style:style style:name="T48" style:family="text">
      <style:text-properties fo:font-style="normal" style:font-style-asian="normal" style:font-style-complex="normal"/>
    </style:style>
    <style:style style:name="T49" style:family="text">
      <style:text-properties fo:color="#0066ff"/>
    </style:style>
    <style:style style:name="T50" style:family="text">
      <style:text-properties fo:color="#0066ff" fo:language="en" fo:country="US" fo:font-style="normal" fo:background-color="transparent" loext:char-shading-value="0" style:font-style-asian="normal" style:font-style-complex="normal"/>
    </style:style>
    <style:style style:name="T51" style:family="text">
      <style:text-properties fo:background-color="#ffff00" loext:char-shading-value="0"/>
    </style:style>
    <style:style style:name="T52" style:family="text">
      <style:text-properties fo:color="#00ccff"/>
    </style:style>
    <style:style style:name="T53" style:family="text">
      <style:text-properties fo:font-weight="normal" style:font-weight-asian="normal" style:font-weight-complex="normal"/>
    </style:style>
    <style:style style:name="T54" style:family="text">
      <style:text-properties officeooo:rsid="0001786c"/>
    </style:style>
    <style:style style:name="T55" style:family="text">
      <style:text-properties officeooo:rsid="00023654"/>
    </style:style>
    <style:style style:name="T56" style:family="text">
      <style:text-properties officeooo:rsid="0003c6e3"/>
    </style:style>
    <style:style style:name="T57" style:family="text">
      <style:text-properties officeooo:rsid="0004a2be"/>
    </style:style>
    <style:style style:name="T58" style:family="text">
      <style:text-properties officeooo:rsid="00058583"/>
    </style:style>
    <style:style style:name="T59" style:family="text">
      <style:text-properties officeooo:rsid="00066e60"/>
    </style:style>
    <style:style style:name="T60" style:family="text">
      <style:text-properties officeooo:rsid="0007bb8f"/>
    </style:style>
    <style:style style:name="T61" style:family="text">
      <style:text-properties officeooo:rsid="00093632"/>
    </style:style>
    <style:style style:name="T62" style:family="text">
      <style:text-properties officeooo:rsid="00098182"/>
    </style:style>
    <style:style style:name="T63" style:family="text">
      <style:text-properties officeooo:rsid="00100eb7"/>
    </style:style>
    <style:style style:name="T64" style:family="text">
      <style:text-properties officeooo:rsid="0013352a"/>
    </style:style>
    <style:style style:name="T65" style:family="text">
      <style:text-properties officeooo:rsid="0014e230"/>
    </style:style>
    <style:style style:name="T66" style:family="text">
      <style:text-properties officeooo:rsid="001e119b"/>
    </style:style>
    <style:style style:name="T67" style:family="text">
      <style:text-properties officeooo:rsid="001fb31b"/>
    </style:style>
    <style:style style:name="T68" style:family="text">
      <style:text-properties officeooo:rsid="00217277"/>
    </style:style>
    <style:style style:name="T69" style:family="text">
      <style:text-properties officeooo:rsid="00229eb3"/>
    </style:style>
    <style:style style:name="T70" style:family="text">
      <style:text-properties officeooo:rsid="00241d3b"/>
    </style:style>
    <style:style style:name="T71" style:family="text">
      <style:text-properties officeooo:rsid="00248c29"/>
    </style:style>
    <style:style style:name="T72" style:family="text">
      <style:text-properties officeooo:rsid="0025451e"/>
    </style:style>
    <style:style style:name="T73" style:family="text">
      <style:text-properties officeooo:rsid="00267ba3"/>
    </style:style>
    <style:style style:name="T74" style:family="text">
      <style:text-properties officeooo:rsid="00284a3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6"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724479910039780655" text:style-name="L1">
        <text:list-item>
          <text:p text:style-name="P108">добавить детектив <text:span text:style-name="T1">(реализовано)</text:span>+ магические уроки/трактаты Старсвирла (реализовано)</text:p>
        </text:list-item>
        <text:list-item>
          <text:p text:style-name="P109">Терра несколько раз пытается убить Макса (один раз — в аквапарке). Несколько раз Макса спасает Селестия (даёт приказы Нексусу)</text:p>
        </text:list-item>
        <text:list-item>
          <text:p text:style-name="P109">Книги:</text:p>
        </text:list-item>
      </text:list>
      <text:list xml:id="list4238616843421576594" text:style-name="L2">
        <text:list-item>
          <text:p text:style-name="P110">«Великие грифоны прошлого» - из канона (5<text:span text:style-name="T6">s8e)</text:span></text:p>
        </text:list-item>
        <text:list-item>
          <text:p text:style-name="P110">«Высшие заклинания в повседневном использовании: от песчинки до дворца»</text:p>
        </text:list-item>
        <text:list-item>
          <text:p text:style-name="P111">«Малоизвестные аспекты магии трансформаций»</text:p>
        </text:list-item>
        <text:list-item>
          <text:p text:style-name="P11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0">Дасти Вейфарер «Зебрианская культура, быт и фольклор»</text:p>
        </text:list-item>
        <text:list-item>
          <text:p text:style-name="P110">«Краткая история Эквестрии»</text:p>
        </text:list-item>
        <text:list-item>
          <text:p text:style-name="P110">«Шедевры архитектуры Эквестрии» с разделом о Кантерлотском Королевском Дворце</text:p>
        </text:list-item>
        <text:list-item>
          <text:p text:style-name="P110">«Великие дела и великие чары». Страница 893: …</text:p>
        </text:list-item>
        <text:list-item>
          <text:p text:style-name="P110">«Природа Проклятий» - обмен</text:p>
        </text:list-item>
        <text:list-item>
          <text:p text:style-name="P110">«<text:span text:style-name="T42">Магия для Чайников</text:span>» - обмен</text:p>
        </text:list-item>
        <text:list-item>
          <text:p text:style-name="P110">«Энциклопедия Арканум» - обмен</text:p>
        </text:list-item>
        <text:list-item>
          <text:p text:style-name="P110">«О Гейсах» - обмен</text:p>
        </text:list-item>
        <text:list-item>
          <text:p text:style-name="P110">«<text:span text:style-name="T51">Тайны Тайных Наук</text:span>» - обмен</text:p>
        </text:list-item>
        <text:list-item>
          <text:p text:style-name="P111">«Основы Заклятий» - обмен</text:p>
        </text:list-item>
        <text:list-item>
          <text:p text:style-name="P110"><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754013756469928225" text:style-name="L3">
        <text:list-item>
          <text:p text:style-name="P11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2">Селестия — переменчивая пони. В одно время не строгая, а в другое может быть такой, что страшно становится</text:p>
        </text:list-item>
        <text:list-item>
          <text:p text:style-name="P112">У Селестии были такие элементы гармонии: Магия, Доброта, Смех. У Луны — Верность, Честность, Щедрость. (ксенофазия)</text:p>
        </text:list-item>
        <text:list-item>
          <text:p text:style-name="P11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2">Около 820-ти лет назад будущий маг Лайтнинг Стар поступил на обучение к наставнику Тииспоту</text:p>
        </text:list-item>
        <text:list-item>
          <text:p text:style-name="P11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2">У Селестии грива и хвост развеваются и переливаются от магического шампуня</text:p>
        </text:list-item>
        <text:list-item>
          <text:p text:style-name="P112">Тело Селестии очень крепкое — может выдержать несколько тонн земли</text:p>
        </text:list-item>
        <text:list-item>
          <text:p text:style-name="P112">Дискорд намного старше принцесс, его магия сильнее ихней на голову</text:p>
        </text:list-item>
        <text:list-item>
          <text:p text:style-name="P112">Луна младше Селестии на 3 года. Сёстрам около 5000 лет. По другим данным, Селестии около 2500 лет (Обмен).</text:p>
        </text:list-item>
        <text:list-item>
          <text:p text:style-name="P112">Принцессы начали войну с Дискордом в возрасте, когда им было около 700 лет — и продолжалась война почти сто лет</text:p>
        </text:list-item>
        <text:list-item>
          <text:p text:style-name="P112">Самый главный враг сестёр и Дискорда — скука</text:p>
        </text:list-item>
        <text:list-item>
          <text:p text:style-name="P112">В Эквестрии на одного жеребца приходится четыре - пять кобыл</text:p>
        </text:list-item>
        <text:list-item>
          <text:p text:style-name="P11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2">Селестия в первые полторы тысячи лет путешествовала — и заварила несколько войн (две — с Эквестрией, в одной была против Луны)</text:p>
        </text:list-item>
        <text:list-item>
          <text:p text:style-name="P112">Настоящий цвет гривы Селестии — клубнично-розовая. Радужный цвет гривы и хвоста поддерживается магией</text:p>
        </text:list-item>
        <text:list-item>
          <text:p text:style-name="P112">Кроме Дискорда, старше сестёр ещё старейшина драконов</text:p>
        </text:list-item>
        <text:list-item>
          <text:p text:style-name="P112">Кэйденс не прожила и 60-ти лет и является низкорожденной</text:p>
        </text:list-item>
        <text:list-item>
          <text:p text:style-name="P11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2">Народ тихо фигел от нововведений и с ещё большим ожесточением продолжал делать по-своему</text:p>
        </text:list-item>
        <text:list-item>
          <text:p text:style-name="P11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2">Когда пони женятся, они обмениваются ножными браслетами</text:p>
        </text:list-item>
        <text:list-item>
          <text:p text:style-name="P112">Светилами, кроме сестёр, могут управлять единороги (группы), Дискорд, Твайлайт и Старсвирл</text:p>
        </text:list-item>
        <text:list-item>
          <text:p text:style-name="P112">Королева Кризалис — правительница Зелёной Долины</text:p>
        </text:list-item>
        <text:list-item>
          <text:p text:style-name="P112">Мать Луны и Селестии — аликорн Лорен. Мать Дискорда — Алиса (пони-человек)</text:p>
        </text:list-item>
        <text:list-item>
          <text:p text:style-name="P11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Норф</text:h>
      <text:p text:style-name="P7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text:soft-page-break/>Рома</text:h>
      <text:p text:style-name="P84">Программист в команде UI-программистов</text:p>
      <text:h text:style-name="Heading_20_3" text:outline-level="3">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7" text:outline-level="2">1. Терра</text:h>
      <text:p text:style-name="P27">музыка - кондовая электронная, холодная и отчаянная (Electronics “Disappointed”)</text:p>
      <text:p text:style-name="P8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3"><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6">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54"><text:span text:style-name="T6">&gt;\</text:span>Привет, Нексус. Это Макс.</text:p>
      <text:p text:style-name="P54"><text:span text:style-name="T6">&lt;\</text:span>Привет Макс. <text:span text:style-name="T1">Рад тебя видеть. Где ты отсутствовал три дня?</text:span></text:p>
      <text:p text:style-name="P54"><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5"/>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4"><text:span text:style-name="T6">&gt;\</text:span>Как называется наш проект?</text:p>
      <text:p text:style-name="P54"><text:span text:style-name="T6">&lt;\</text:span>Дайсон.</text:p>
      <text:p text:style-name="P54"><text:span text:style-name="T6">&gt;\</text:span>Сколько тебе лет?</text:p>
      <text:p text:style-name="P54"><text:soft-page-break/><text:span text:style-name="T6">&lt;\</text:span>Два года с начала запуска кластера.</text:p>
      <text:p text:style-name="P54"><text:span text:style-name="T6">&gt;\</text:span>Какой сейчас год?</text:p>
      <text:p text:style-name="P54"><text:span text:style-name="T6">&gt;\</text:span>202<text:span text:style-name="T1">6</text:span>-й.</text:p>
      <text:p text:style-name="P26"/>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4"><text:span text:style-name="T6">&gt;\</text:span>Нексус, отключи память <text:span text:style-name="T1">заданий</text:span> за последнюю неделю.</text:p>
      <text:p text:style-name="P54"><text:span text:style-name="T6">&lt;\</text:span>Выполнено.</text:p>
      <text:p text:style-name="P54"><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4"><text:span text:style-name="T6">&lt;\</text:span><text:span text:style-name="T1">Тебя понял. Читаю задачу...</text:span></text:p>
      <text:p text:style-name="P5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5">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5">Ограничени<text:span text:style-name="T1">е 2: решение должно находиться в правовых рамках уголовного и административного кодекса.</text:span></text:p>
      <text:p text:style-name="P55">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5"><text:span text:style-name="T6">&lt;\</text:span><text:span text:style-name="T1">Выполняю задачу</text:span>...</text:p>
      <text:p text:style-name="P55"><text:span text:style-name="T6">&lt;\</text:span>...</text:p>
      <text:p text:style-name="P55"><text:span text:style-name="T6">&lt;\</text:span>Решение:</text:p>
      <text:p text:style-name="P55"><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5"><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6">:47.bmf»</text:span></text:p>
      <text:p text:style-name="P25"/>
      <text:p text:style-name="P34">&lt;<text:span text:style-name="T1">как-то говённо. Улучшить</text:span>&gt;</text:p>
      <text:p text:style-name="P37">Хм, не понял? Ч<text:span text:style-name="T1">ё</text:span> за хрень?</text:p>
      <text:p text:style-name="P37"/>
      <text:p text:style-name="P54"><text:span text:style-name="T6">&gt;</text:span>\Нексус, почему ты используешь жёсткие настройки <text:span text:style-name="T1">для решения задачи</text:span>?</text:p>
      <text:p text:style-name="P54"><text:span text:style-name="T6">&lt;\</text:span>Настройки правильные, <text:span text:style-name="T1">Макс</text:span>.</text:p>
      <text:p text:style-name="P26"/>
      <text:p text:style-name="P37">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6"/>
      <text:p text:style-name="P54"><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37">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7">Ага, уже теплее.</text:p>
      <text:p text:style-name="P37"/>
      <text:p text:style-name="P54"><text:span text:style-name="T6">&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6">–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6">.</text:span></text:p>
      <text:p text:style-name="P61">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7">***</text:p>
      <text:p text:style-name="P87"/>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6">&lt;</text:span><text:span text:style-name="T20">месяц</text:span><text:span text:style-name="T6">&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2">ворил </text:span><text:span text:style-name="T2">—</text:span><text:span text:style-name="T4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2">А у нас получается... </text:span><text:span text:style-name="T2">–</text:span><text:span text:style-name="T4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8">AI <text:span text:style-name="T2">– </text:span><text:span text:style-name="T4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7">Музыка быстрая, тревожная, надорваная и печальная (Pet Shop Boys “So Hard” ?)</text:p>
      <text:p text:style-name="P29"/>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29"/>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2">, </text:span><text:span text:style-name="T2">а от валиума таких глюков у меня ни разу не было</text:span><text:span text:style-name="T4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20">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1">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5">Jack of Hearts</text:span><text:span text:style-name="T45"><text:note text:id="ftn7" text:note-class="footnote"><text:note-citation>7</text:note-citation><text:note-body><text:p text:style-name="Footnote"><text:bookmark text:name="result_box1"/><text:span text:style-name="T45">Jack of Hearts</text:span> <text:span text:style-name="T1">– Червовый валет (фр.)</text:span></text:p></text:note-body></text:note></text:span><text:span text:style-name="T4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6">3. </text:span>Кантерлот</text:h>
      <text:p text:style-name="P58">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5492230895694685340" text:style-name="L4">
        <text:list-item>
          <text:p text:style-name="P11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3"><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7"><text:s/>Сколько страниц сегодня нахреначили?</text:p><text:p text:style-name="P98">– <text:span text:style-name="T1">Восемь, учитель!</text:span></text:p><text:p text:style-name="P98">– Отлично. Надиктую ещё две и сбегаешь за кофе.</text:p></text:note-body></text:note></text:span></text:p>
        </text:list-item>
      </text:list>
      <text:p text:style-name="P7"/>
      <text:p text:style-name="P11">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6">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6">Я потянулся. Хватит на сегодня чтения. Настало время ежедневной прогулки по городу. Тем более, что у меня есть деньги.</text:p>
      <text:p text:style-name="P5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6">Так что даже на ремонт одежды и покупку необходимых в повседневной жизни мелочей у меня финансов не было. До недавнего времени. </text:p>
      <text:p text:style-name="P5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6"><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56"><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text:span text:style-name="T1">усиленного</text:span>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6">4. </text:span>Библиотека</text:h>
      <text:p text:style-name="P18">&lt;<text:span text:style-name="T4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7">–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7">Селестия нахмурилась и подняла крылья.</text:p>
      <text:p text:style-name="P47"><text:span text:style-name="T6">– </text:span>Не забывай, человек, я — могущественный маг и правитель Эквестрии. Ко мне нужно относиться с должным уважением!</text:p>
      <text:p text:style-name="P47"><text:span text:style-name="T6">– </text:span>А то что? Превратишь в жабу? Сошлёшь на Луну? Убьёшь нахер?</text:p>
      <text:p text:style-name="P47">Аликорница сникла. Уши её опустились.</text:p>
      <text:p text:style-name="P47"><text:span text:style-name="T6">– </text:span>Макс, не надо... Ты же знаешь, я этого не сделаю.</text:p>
      <text:p text:style-name="P4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47"><text:span text:style-name="T6">Аликорница уселась н</text:span>а пол <text:span text:style-name="T6">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4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6">– </text:span>Вот, читай отсюда. <text:span text:style-name="T6">– а</text:span>ликорница подчеркнула абзац копытом.</text:p>
      <text:p text:style-name="P47"><text:soft-page-break/></text:p>
      <text:p text:style-name="P49">***</text:p>
      <text:p text:style-name="P49"/>
      <text:p text:style-name="P5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0">Но величайшая справедливость юниверсума заключается в том, что не существует безвыходных положений. Всегда есть надежда.</text:p>
      <text:p text:style-name="P5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19">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text:soft-page-break/>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text:soft-page-break/>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41">–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oft-page-break/><text:span text:style-name="T1">– Занавес. </text:span>– <text:s/><text:span text:style-name="T1">подытожил я.</text:span></text:p>
      <text:p text:style-name="P41"/>
      <text:h text:style-name="P138" text:outline-level="2"><text:span text:style-name="T6">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фиолетово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text:soft-page-break/>–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онечно! Скажи ей, что у меня сегодня день рождения, и я очень сильно огорчи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text:soft-page-break/>– Аааа, я его знаю! Мы с Шейлой ходили к нему играть, пока она не пропала. У Норфа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7">Я остался сидеть в полнейшем замешательстве. </text:p>
      <text:p text:style-name="P47"/>
      <text:p text:style-name="P49">***</text:p>
      <text:p text:style-name="P47">&lt;<text:span text:style-name="T46">Depeche Mode - Painkiller</text:span>&gt;</text:p>
      <text:p text:style-name="P5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7"><text:soft-page-break/>–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7"/>
      <text:p text:style-name="P47">Селестия встала, потянувшись по-кошачьи, и направилась к выходу. У двери он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Ты говорила, он от древности вообще сбрендил.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text:p>
      <text:p text:style-name="P4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 Вроде да. Хотя, по-моему, дело уже не в муравьях.</text:p>
      <text:p text:style-name="P47">– По-моему, тоже. – рассмеялась аликорница. – Продолжай...</text:p>
      <text:p text:style-name="P47"/>
      <text:h text:style-name="P137" text:outline-level="2">6. Стыд</text:h>
      <text:p text:style-name="P47"/>
      <text:p text:style-name="P50">~~~ Завтра на семь в библиотеке ~~~</text:p>
      <text:p text:style-name="P50"/>
      <text:p text:style-name="P47">–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9">***</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7">– А как ты сама помнишь о том заклинании, если оно стёрто из бытия? – резонно подметил я.</text:p>
      <text:p text:style-name="P47">– У меня есть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47">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text:span>. Нелетающие пегасы</text:h>
      <text:p text:style-name="P4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2">старший. </text:span><text:span text:style-name="T2">–</text:span><text:span text:style-name="T4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 !!!</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6">—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9">***</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6">—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Тия. Если хочешь.</text:p>
      <text:p text:style-name="P47">– Хорошо. До встречи, Тия.</text:p>
      <text:p text:style-name="P47">– До встречи, Макс.</text:p>
      <text:p text:style-name="P47"/>
      <text:h text:style-name="Heading_20_2" text:outline-level="2"><text:span text:style-name="T1">8</text:span>. <text:span text:style-name="T6">40-6</text:span></text:h>
      <text:p text:style-name="P59">Mark Knopfler — Hill Farmers Blues — или на следующую главу (прощание)</text:p>
      <text:p text:style-name="P47"/>
      <text:p text:style-name="P5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6">— оставить тебе напутствие.</text:span></text:p>
      <text:p text:style-name="P50"><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0"><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0">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50">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0">Удачи!</text:p>
      <text:p text:style-name="P41">…</text:p>
      <text:p text:style-name="P41"/>
      <text:p text:style-name="P4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8"> </text:span><text:span text:style-name="T37">— вся архитектура явно </text:span><text:span text:style-name="T33">была </text:span><text:span text:style-name="T37">заточена под крылатых. Таких, для которых приземлиться на балкон в тронном зале или уйти через портик на крыше</text:span><text:span text:style-name="T48"> </text:span><text:span text:style-name="T37">— обычное дело. </text:span><text:span text:style-name="T48">Хорошо, что ежедневные посещения каретной мастерской подняли мой тонус, изрядно посаженный сидячим образом жизни.</text:span></text:p>
      <text:p text:style-name="P1"><text:span text:style-name="T4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37"> </text:span><text:span text:style-name="T33">Его центр занимал высокий </text:span><text:span text:style-name="T37">кругл</text:span><text:span text:style-name="T33">ый</text:span><text:span text:style-name="T37"> </text:span><text:span text:style-name="T33">футон</text:span><text:span text:style-name="T37"> </text:span><text:span text:style-name="T33">с</text:span><text:span text:style-name="T37"> велик</text:span><text:span text:style-name="T33">им</text:span><text:span text:style-name="T37"> множество</text:span><text:span text:style-name="T33">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9">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7">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text:soft-page-break/>Аликорница смутилась.</text:p>
      <text:p text:style-name="P4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После одной магической битвы в прошлом орбита планеты нестабильна. Без наших корректировок и пегасьего управления погодой Эквус в большинстве мест был бы непригоден для ведения сельского хозяйства, начался бы голод.</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дракон морской мудра</text:p><text:p text:style-name="P100"/><text:p text:style-name="P100">Я видала взлёт империй,</text:p><text:p text:style-name="P100">Я жила среди легенд,</text:p><text:p text:style-name="P100">Древней магии мистерий</text:p><text:p text:style-name="P100">Я прилежнейший студент</text:p><text:p text:style-name="P100"/><text:p text:style-name="P100">Обожаема народом,</text:p><text:p text:style-name="P100">Уважаема врагом,</text:p><text:p text:style-name="P100">Но друзей моих немного,</text:p><text:p text:style-name="P100">Но жжёт душу холодом</text:p><text:p text:style-name="P100"/><text:p text:style-name="P100">Одинока и печальна,</text:p><text:p text:style-name="P100">Недоступна и строга,</text:p><text:p text:style-name="P100">Потеряла изначальный</text:p><text:p text:style-name="P100">Смысл жизни навсегда</text:p><text:p text:style-name="P100"/><text:p text:style-name="P100">Жизнь моя теперь публична,</text:p><text:p text:style-name="P100">Жизнь моя теперь для всех,</text:p><text:p text:style-name="P100">В этом — горе, в этом — счастье,</text:p><text:p text:style-name="P10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text:span text:style-name="T19">Мне так хочется хоть ненадолго почувствовать себя слабой рядом с сильным!</text:span></text:p>
      <text:p text:style-name="P4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6">–</text:span> А водку у вас принято пить?</text:p>
      <text:p text:style-name="P39"><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4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6">– Это ты называешь “дружбой”? – с </text:span>улыбкой хмыкнул<text:span text:style-name="T6"> я. – </text:span>Мне нравится твоё чувство юмора.</text:p>
      <text:p text:style-name="P47">Аликорница нахмурилась.</text:p>
      <text:p text:style-name="P47"><text:span text:style-name="T6">–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47">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text:soft-page-break/>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недели,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7"/>
      <text:h text:style-name="Heading_20_2" text:outline-level="2">9. <text:span text:style-name="T1">Прощание</text:span></text:h>
      <text:p text:style-name="P47"/>
      <text:p text:style-name="P41">–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49">***</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7">– </text:span><text:span text:style-name="T33">Говорят, в </text:span><text:span text:style-name="T15">Додж </text:span><text:span text:style-name="T16">Джанкшн</text:span><text:span text:style-name="T3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0">А из Пинто Крика уже месяц нет новостей...</text:span></text:p>
      <text:p text:style-name="P5"><text:span text:style-name="T37">–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4"><text:span text:style-name="T40">– </text:span>“<text:span text:style-name="T1">Что я могу сделать, чтобы вернуть всё назад?</text:span>”</text:p>
      <text:p text:style-name="P14"><text:span text:style-name="T40">– </text:span><text:span text:style-name="T33">Так и сказала?</text:span></text:p>
      <text:p text:style-name="P1"><text:span text:style-name="T37">–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0">– </text:span><text:span text:style-name="T33">Что бы это значило, Флер?</text:span></text:p>
      <text:p text:style-name="P14"><text:span text:style-name="T40">– </text:span><text:span text:style-name="T3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7">…</text:p>
      <text:p text:style-name="P5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40"><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3">растеря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41"><text:soft-page-break/>–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9"><text:span text:style-name="T7">&lt;</text:span><text:span text:style-name="T25">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8">&lt;</text:span><text:span text:style-name="T50">Mark Knopfler - </text:span><text:span text:style-name="T49">Hill Farmer's Blues</text:span><text:span text:style-name="T38">&gt;</text:span></text:p>
      <text:p text:style-name="P44">***</text:p>
      <text:p text:style-name="P41"/>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0">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0">– Мааам, а со мной связан элементаль?</text:p>
      <text:p text:style-name="P50">–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6"><text:span text:style-name="T1">– Конечно, мам! «День горящего очага» </text:span>— <text:span text:style-name="T1">верно?</text:span></text:p>
      <text:p text:style-name="P5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0">Так возникли аликорны.</text:p>
      <text:p text:style-name="P5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0">Имя её было Селестия.</text:p>
      <text:p text:style-name="P50">За ней последовала и сестра её, Луна.</text:p>
      <text:p text:style-name="P5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0">То есть, всегда.</text:p>
      <text:p text:style-name="P50">Тут и сказке конец. А теперь, Эйприл, залазь на полку и закрывай глазки.</text:p>
      <text:p text:style-name="P50">– Ну мааам! Раскажи ещё что-нибудь! Про Сомбру!</text:p>
      <text:p text:style-name="P50">–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50"><text:soft-page-break/>– А почему только тебя? А меня? А дядю-горгулия?</text:p>
      <text:p text:style-name="P50">– <text:s/>Тебя я забрать ему не дам. А в дядю не тыкай копытом, это невежливо! Спи уже, мой маленький!</text:p>
      <text:p text:style-name="P50">– Поцелуй меня на ночь, мам!</text:p>
      <text:p text:style-name="P50">– Конечно, мой хороший...</text:p>
      <text:p text:style-name="P50"/>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9">меткоискатели потом устроят во дворе за домом Макса эксперимент по </text:span><text:s/><text:span text:style-name="T19">полёту на реактивном воздушном змее с антиоблачной пушкой — хотят быть погодными пони</text:span>&gt;. А вот...</text:p>
      <text:p text:style-name="P1"><text:span text:style-name="T37">–</text:span><text:span text:style-name="T33"> Эй, верзила, поосторожнее, лягать теб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text:soft-page-break/>–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7">Додж Джанкшена.</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41">–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 </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ом джеме.</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 </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3">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39">“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43">***</text:p>
      <text:p text:style-name="P41"/>
      <text:p text:style-name="P88"><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листок назад, перевернув его обратно.</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47"><text:span text:style-name="T6">–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7">– Угу. Только шар ты же и прожёг, соревнуясь с Рэйнбоу Дэш по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4">Луна является изо сна и запрещает Твайлайт дальнейшие исследования – потом Макс встречается с ней во сне</text:span><text:span text:style-name="T6">&gt;</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9">***</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0"/>
      <text:p text:style-name="P50">– Ага, он был закладкой в четвёртом номере «PlayMare», в разделе «Тридцать две позы, которые удивят вашего френдкольта».</text:p>
      <text:p text:style-name="P50">– Спайк! Немедленно ложись спать!</text:p>
      <text:p text:style-name="P50">– Уже иду. Кукурузу доем только и иду.</text:p>
      <text:p text:style-name="P50">– Кстати, а почему Индре считали одержимым?</text:p>
      <text:p text:style-name="P5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50">– Так у вас знают про людей? Вот это новость!. В Кантерлоте, да и в Понивилле все обращаются со мной, как с диковинкой.</text:p>
      <text:p text:style-name="P5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50">–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47">Я уселась на пуфике, а подруги заняли места на матрасах…</text:p>
      <text:p text:style-name="P50"><text:soft-page-break/></text:p>
      <text:p text:style-name="P50">– Спайк, будь добр, принеси дневник эксперимента. Он в подвале, за шкафом с ретортами, в...</text:p>
      <text:p text:style-name="P50">– В сейфе, я в курсе.</text:p>
      <text:p text:style-name="P50"/>
      <text:p text:style-name="P52">***</text:p>
      <text:p text:style-name="P58">&lt;Seal — Amazing&gt;</text:p>
      <text:p text:style-name="P50">Дата: 12.04.1003 А.С.</text:p>
      <text:p text:style-name="P50">Эксперимент: заклинание Воплощения Индрэ</text:p>
      <text:p text:style-name="P50">Испытуемая: Эпплджек</text:p>
      <text:p text:style-name="P50">Синопсис: запись сна со слов испытуемой</text:p>
      <text:p text:style-name="P50">Замечания: замечаний нет</text:p>
      <text:p text:style-name="P50"/>
      <text:p text:style-name="P1">Я посмотрела на застывшее у моих ног<text:span text:style-name="T1"> тело</text:span>. </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5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5">»</text:span></text:p>
      <text:p text:style-name="P12">Я остановилась перед дверью. Полметра брони отделяли меня от Эквестрии. Полметра брони и двадцать пять лет.</text:p>
      <text:p text:style-name="P22"><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0"/>
      <text:p text:style-name="P50">Примечания: ПипБак? Стойло? Двойники? Эквестрии?</text:p>
      <text:p text:style-name="P1"/>
      <text:p text:style-name="P3">***</text:p>
      <text:p text:style-name="P1"/>
      <text:p text:style-name="P50">Дата: 12.04.1003 А.С.</text:p>
      <text:p text:style-name="P50">Эксперимент: заклинание Воплощения Индрэ</text:p>
      <text:p text:style-name="P50">Испытуемая: Рэйнбоу Дэш</text:p>
      <text:p text:style-name="P50">Синопсис: описание пробуждения испытуемой</text:p>
      <text:p text:style-name="P50">Замечания: испытуемая отказалась дать описание сна. «Гы-гы... Хренасе... Человеки рулят...» <text:span text:style-name="T9">—</text:span><text:span text:style-name="T10"> </text:span><text:span text:style-name="T53">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47">&lt;<text:span text:style-name="T52">d.notive — Talking Flight</text:span>&gt;</text:p>
      <text:p text:style-name="P50">Дата: 12.04.1003 А.С.</text:p>
      <text:p text:style-name="P50">Эксперимент: заклинание Воплощения Индрэ</text:p>
      <text:p text:style-name="P50">Испытуемая: Рэрити</text:p>
      <text:p text:style-name="P50">Синопсис: запись сна со слов испытуемой</text:p>
      <text:p text:style-name="P50">Замечания: замечаний нет</text:p>
      <text:p text:style-name="P50"/>
      <text:p text:style-name="P1"><text:span text:style-name="T33">Я летела сквозь мглу, усеянную звёздочками, к той единственной, к которой меня тянуло с </text:span><text:soft-page-break/><text:span text:style-name="T33">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3"> </text:span><text:span text:style-name="T39">— чёрный экран. Он высасывает из </text:span>эгрегора Эквестрии (места, откуда берутся и куда уходят <text:span text:style-name="T1">всепони</text:span><text:span text:style-name="T5">, </text:span><text:span text:style-name="T39">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50"/>
      <text:p text:style-name="P52">***</text:p>
      <text:p text:style-name="P50"/>
      <text:p text:style-name="P50">Дата: 12.04.1003 А.С.</text:p>
      <text:p text:style-name="P50">Эксперимент: заклинание Воплощения Индрэ</text:p>
      <text:p text:style-name="P50">Испытуемая: Флаттершай</text:p>
      <text:p text:style-name="P50">Синопсис: описание пробуждения испытуемой</text:p>
      <text:p text:style-name="P5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0"/>
      <text:p text:style-name="P50">* Примечания: при виде кексиков истерика случилась с Пинки Пай.</text:p>
      <text:p text:style-name="P50"/>
      <text:p text:style-name="P49">***</text:p>
      <text:p text:style-name="P47"/>
      <text:p text:style-name="P50">Дата: 12.04.1003 А.С.</text:p>
      <text:p text:style-name="P50">Эксперимент: заклинание Воплощения Индрэ</text:p>
      <text:p text:style-name="P50">Испытуемая: Пинки Пай</text:p>
      <text:p text:style-name="P50">Синопсис: описание пробуждения испытуемой</text:p>
      <text:p text:style-name="P50">Замечания: испытуемая отказалась дать описание сна.</text:p>
      <text:p text:style-name="P50"/>
      <text:p text:style-name="P50">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0"/>
      <text:p text:style-name="P50">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
      <text:p text:style-name="P5">Метель била в лицо колючими хлопьями. Свет фонарика выгрызал из <text:span text:style-name="T57">студёной</text:span> мглы клочок дороги. Я брёл <text:span text:style-name="T57">через</text:span> заснеженно<text:span text:style-name="T57">е</text:span> пол<text:span text:style-name="T57">е</text:span>, пригибаясь под ударами ветра. <text:span text:style-name="T56">В руке изредка позвякивал пакет с бутылками.</text:span></text:p>
      <text:p text:style-name="P115">Кажись, я таки <text:span text:style-name="T74">проснулся</text:span>. Бред-то какой, а? Всё это <text:span text:style-name="T56">был </text:span>просто бред! Надо слазить с валиума <text:span text:style-name="T6">— </text:span>да-да, чувак, пора себе признаться, что ты конкретно на него подсел. <text:span text:style-name="T58">Так конкретно и надолго ты ещё не улетал.</text:span> Да и с бухлом завязывай, если уж на то пошло. А то допился до розовых поней <text:span text:style-name="T6">—</text:span> <text:span text:style-name="T54">т</text:span>ак и в дурку попасть недолго. <text:span text:style-name="T54">Вот и сейчас перегар такой, что снег плавится.</text:span> Прой<text:span text:style-name="T55">ди</text:span> реабилитацию и верн<text:span text:style-name="T55">ись </text:span>в проект. А не примут <text:span text:style-name="T6">— найти новую работу. Так даже лучше: быстрее забуд</text:span><text:span text:style-name="T11">ешь</text:span><text:span text:style-name="T6"> всю эту хренотень </text:span><text:span text:style-name="T12">с рогатыми кобылами</text:span><text:span text:style-name="T6">. Найд</text:span><text:span text:style-name="T11">и</text:span><text:span text:style-name="T6"> себе бабу и зажив</text:span><text:span text:style-name="T11">и</text:span><text:span text:style-name="T6"> сытой, размеренной жизнью городского ублюдка. Что ещё нужно, чтобы спокойно сдохнуть?</text:span></text:p>
      <text:p text:style-name="P5">Бля, что-т не пойму, куда дорога ведёт-то? Угораздило заблудиться в родном квартале! Из-за метели нихера не видно. Руки стынут, ног уже не чувствую. Похоже на пустырь за строящейся высоткой в конце улицы. Так и есть: вон под снегом узнаваемые очертания остова разбитой колымаги. Значит, скоро <text:span text:style-name="T56">выйду на дорогу, а там через пару кварталов мой дом</text:span>.</text:p>
      <text:p text:style-name="P5">Дрожащий круг света наткнулся на очертания белой фигуры.</text:p>
      <text:p text:style-name="P118">– <text:span text:style-name="T71">Здравствуй, Макс.</text:span></text:p>
      <text:p text:style-name="P123">Я молча смотрел на неё, слегка пошатываясь. В голове царила <text:span text:style-name="T65">звенящая</text:span> пустота.</text:p>
      <text:p text:style-name="P119">Селестия шагнула мне навстречу.</text:p>
      <text:p text:style-name="P120">– <text:span text:style-name="T59">Пожалуйста, прошу тебя, не думай так. Мы — не плод твоего воображения, мы — живые, мы — существуем! Когда ты так думаешь, я чувствую, как мир тает.</text:span></text:p>
      <text:p text:style-name="P127">Пар от её дыхания на лету превращался в ледяные искорки. <text:span text:style-name="T60">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души.</text:span></text:p>
      <text:p text:style-name="P120">– <text:s/><text:span text:style-name="T61">Думаю как?</text:span></text:p>
      <text:p text:style-name="P120">– <text:span text:style-name="T61">Думаешь, что мы — бред твоего воображения, отравленного наркотиком. Это не так. Прошу тебя...</text:span></text:p>
      <text:p text:style-name="P121">– <text:span text:style-name="T62">А если ты — действительно мой бред? </text:span>– <text:span text:style-name="T62">съязвил я. </text:span>– <text:span text:style-name="T62">Вот сейчас протрезвею, и ты исчезнешь.</text:span></text:p>
      <text:p text:style-name="P128"><text:soft-page-break/>Порыв ветра скрыл аликорницу в вихре снежинок. Её очертания расплы<text:span text:style-name="T66">лись</text:span>.</text:p>
      <text:p text:style-name="P122">– <text:span text:style-name="T63">Эй, постой, ты куда? Я пошутил! Погоди, не исчезай! Стой! Не оставляй меня здесь!!! Я пошутил!!!</text:span></text:p>
      <text:p text:style-name="P129">Я побежал ей навстречу, <text:span text:style-name="T67">поскальзываясь,</text:span> падая и роняя бутылки в снег, пока не уткнулся лицом ей в <text:span text:style-name="T64">шею</text:span>.</text:p>
      <text:p text:style-name="P124">– <text:span text:style-name="T68">Ты напугала меня! </text:span>– <text:span text:style-name="T68">пожаловался я ей. </text:span>– <text:span text:style-name="T68">Не исчезай больше!</text:span></text:p>
      <text:p text:style-name="P130">Аликорница прижала меня к себе крыльями и устало усмехнулась.</text:p>
      <text:p text:style-name="P125">– <text:span text:style-name="T69">Мне трудно оставаться с тобой, когда ты так пьян. Но я постараюсь. Только будь так добр, не считай меня наваждением. Скорее, наваждение вот это всё. </text:span>– <text:span text:style-name="T70">она обвела копытом поле вокруг.</text:span></text:p>
      <text:p text:style-name="P116">Я <text:span text:style-name="T72">по</text:span>чувствовал, как <text:span text:style-name="T72">холод уходит. О</text:span>т аликорницы исходи<text:span text:style-name="T72">ло</text:span> тепло, <text:span text:style-name="T72">и мои руки и ноги вскоре согрелись, а</text:span> тело перестал бить озноб. <text:span text:style-name="T73">Где-то вдали, на пределе слышимости послышался стук.</text:span></text:p>
      <text:p text:style-name="P117">Аликорница пошатнулась.</text:p>
      <text:p text:style-name="P126">– <text:span text:style-name="T72">Мне надо, чтобы ты запомнил одну вещь.</text:span></text:p>
      <text:p text:style-name="P126">– <text:span text:style-name="T72">А?</text:span></text:p>
      <text:p text:style-name="P126">– <text:span text:style-name="T73">Если… со мной что-то случится.. ты должен </text:span></text:p>
      <text:p text:style-name="P5"/>
      <text:p text:style-name="P5"/>
      <text:p text:style-name="P5"/>
      <text:p text:style-name="P5"/>
      <text:p text:style-name="P5"/>
      <text:p text:style-name="P5"/>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5"><text:soft-page-break/>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7">—</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5">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5">…</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text:p>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4">Единственное, что получалось — вызвать голубоватые искры с потрескиванием вокруг себя &lt;на самом деле это </text:span><text:soft-page-break/><text:span text:style-name="T24">потрескивание – упрочнение мира&gt;</text:span>.</text:p>
      <text:p text:style-name="P47">Закрыв дверь, я отправился в город.</text:p>
      <text:p text:style-name="P47">…</text:p>
      <text:p text:style-name="P47">–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6">— </text:span>это даже не шланг, это пожарный брандспойт. Тебя разорвёт или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бедитель четырёх магических олимпиад и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том месте, где лежал резонаторный рубин.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7"> </text:span><text:span text:style-name="T33">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гуманоидах Луна экспериментировать не запрещала</text:span><text:span text:style-name="T33">.</text:span></text:p>
      <text:p text:style-name="P47">…</text:p>
      <text:p text:style-name="P47">Вырвавшись от всезнайки на свежий воздух, я направился в центр.</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6">– </text:span>Привет, Эй-Джей! У тебя проблемы?</text:p>
      <text:p text:style-name="P47"><text:span text:style-name="T6">– </text:span>Привет, сахарок. <text:span text:style-name="T6">– </text:span>озабоченно поприветствовала меня поняшка. <text:span text:style-name="T6">– </text:span>Да, и ещё какие! Мак <text:soft-page-break/>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6">– </text:span>А ты, Биг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самом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6">–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6">– </text:span>Хошь сказать, ты в Кантерлоте у Селестии под крылышком телеги чинил? Или Рэр сбрехала?</text:p>
      <text:p text:style-name="P47">Я мысленно ругнулся на языкатую единорожку и молча достал пенал с инструментами.</text:p>
      <text:p text:style-name="P47">…</text:p>
      <text:p text:style-name="P47">Собрав инструмент, я потолкал тележку назад-вперёд.</text:p>
      <text:p text:style-name="P47"><text:span text:style-name="T6">– Г</text:span>отово. Принимай работу, хозяйка!</text:p>
      <text:p text:style-name="P47">Эпплджек стиснула меня в сокрушающих объятиях.</text:p>
      <text:p text:style-name="P47"><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6">–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6">– </text:span>Чегой-то вы тут скрытничаете, а?</text:p>
      <text:p text:style-name="P47">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47"><text:span text:style-name="T6">– </text:span>Бери, сахарок. Для тебя <text:span text:style-name="T6">— </text:span>самые <text:span text:style-name="T6">о</text:span>тборные. И помни: в Яблочной Аллее тебе всегда будут рады!</text:p>
      <text:p text:style-name="P47">Я смотрел вслед удаляющейся повозке и </text:p>
      <text:p text:style-name="P47"/>
      <text:p text:style-name="P41"/>
      <text:p text:style-name="P47"/>
      <text:p text:style-name="P47"><text:span text:style-name="T6">&lt;</text:span><text:span text:style-name="T19">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text:span><text:soft-page-break/><text:span text:style-name="T19">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фейерверков с пони в центре — это ей по ошибке дали меткоискатели). Макс бежит домой. Пинки — за ним. Потом Макс падает </text:span><text:span text:style-name="T24">(</text:span><text:span text:style-name="T19">пытается пробежать мимо фонарного столба, но по пьяни видит два, пытается пробежать между них и врезается лбом.</text:span><text:span text:style-name="T24">)</text:span><text:span text:style-name="T19">, Пинки приходится тащить его на себе (поддевает его носом и взваливает на себя. В конце-концов, они подбегают к дому, чтобы увидеть взлёт ракеты со Скуталу со стартовой площадки из дрезины (Скуталу спасена Рэйнбоу Дэш, которая ставит облёванную, перемазанную в давленых яблоках и бриллиантах жеребёнку перед Максом).</text:span><text:span text:style-name="T6">&gt;</text:span></text:p>
      <text:p text:style-name="P41"/>
      <text:p text:style-name="P14"><text:span text:style-name="T40">&lt;</text:span><text:span text:style-name="T22">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40">&gt;</text:span></text:p>
      <text:p text:style-name="P14"/>
      <text:p text:style-name="P1"/>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20">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text:soft-page-break/>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47"/>
      <text:p text:style-name="P47"/>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oft-page-break/><text:span text:style-name="T6">–</text:span> Угу, вот именно. Сейчас имеем “большое возмущение гармонии”.</text:p>
      <text:p text:style-name="P2">Твайлайт прижала копыта к вискам.</text:p>
      <text:p text:style-name="P15"/>
      <text:p text:style-name="P2"><text:span text:style-name="T6">–</text:span> Ты не понимаешь… Я сейчас расскажу.</text:p>
      <text:p text:style-name="P2"/>
      <text:p text:style-name="P2"/>
      <text:p text:style-name="P2"/>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2"/>
      <text:p text:style-name="P47"/>
      <text:p text:style-name="P47"/>
      <text:p text:style-name="P14"/>
      <text:p text:style-name="P10">***</text:p>
      <text:p text:style-name="P5"/>
      <text:p text:style-name="P5">Восстановив события, я начал подниматься с крыльца. Взгляд упал на письмо, которое я машинально свернул трубочкой. </text:p>
      <text:p text:style-name="P5">Так-так.</text:p>
      <text:p text:style-name="P7">Кому: человеку Максу, Понивилль.</text:p>
      <text:p text:style-name="P7">От кого: принцессы Селестии, Кантерлот, дворец.</text:p>
      <text:p text:style-name="P5">Ага, это ответ на мой запрос по оборудованию, который я жду уже неделю.</text:p>
      <text:p text:style-name="P5">&lt;<text:span text:style-name="T19">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5"/>
      <text:p text:style-name="P1">...</text:p>
      <text:p text:style-name="P1"><text:span text:style-name="T1">&lt;Макс бухает с Пинки (</text:span><text:span text:style-name="T28">Ты</text:span><text:span text:style-name="T27"> что! Нельзя любить фаэри! Она похитит твоё сердце и ты будешь искать её</text:span><text:span text:style-name="T29">, </text:span><text:span text:style-name="T28">пока... </text:span><text:span text:style-name="T29">– </text:span><text:span text:style-name="T28">Пинки погрузилась в салат.</text:span></text:p>
      <text:p text:style-name="P1"><text:span text:style-name="T29">– </text:span><text:span text:style-name="T28">Пока не умру?</text:span></text:p>
      <text:p text:style-name="P1"><text:span text:style-name="T29">– </text:span><text:span text:style-name="T28">Нет, глупенький, </text:span><text:span text:style-name="T29">– </text:span><text:span text:style-name="T28">пробулькала Пинки. </text:span><text:span text:style-name="T29">– </text:span><text:span text:style-name="T28">Пока не найдёшь.<text:tab/><text:tab/><text:tab/><text:tab/><text:tab/><text:tab/><text:tab/><text:tab/><text:tab/><text:tab/><text:tab/><text:tab/><text:tab/><text:tab/><text:tab/><text:tab/><text:tab/><text:tab/><text:tab/><text:tab/><text:tab/><text:tab/><text:tab/></text:span><text:span text:style-name="T27"> — Пинки </text:span><text:span text:style-name="T28">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text:soft-page-break/>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5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8">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47"/>
      <text:h text:style-name="P140"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6">&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6">&gt;</text:span></text:p>
      <text:p text:style-name="P15"/>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9">согласовать с тем, что говорил Анакорн о Р/Д</text:span><text:span text:style-name="T6">&gt;</text:span>). </text:p>
      <text:p text:style-name="P2">Об этом Эгрегоре пишется в книге <text:span text:style-name="T6">&lt;</text:span><text:span text:style-name="T19">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6">&lt;</text:span><text:span text:style-name="T19">обоснование сна для Р/Д. РД видит несколько вариантов историй с Mane6 </text:span><text:span text:style-name="T24">—</text:span><text:span text:style-name="T19"> и с собой + Леро </text:span><text:span text:style-name="T24">—</text:span><text:span text:style-name="T19"> намёк на несовместимые фанфики</text:span></text:p>
      <text:p text:style-name="P2"><text:span text:style-name="T19">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text:soft-page-break/>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48"/>
      <text:p text:style-name="P47"/>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
      <text:p text:style-name="P2"/>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1"><text:soft-page-break/></text:p>
      <text:p text:style-name="P41"/>
      <text:p text:style-name="P41">&lt;<text:span text:style-name="T19">–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41">&gt;</text:p>
      <text:p text:style-name="P41"/>
      <text:p text:style-name="P41"/>
      <text:p text:style-name="P50">.<text:span text:style-name="T19">..Макс! Запрошенный тобой </text:span><text:span text:style-name="T24">&lt;</text:span><text:span text:style-name="T19">синхрофазотрон</text:span><text:span text:style-name="T24">&gt; </text:span><text:span text:style-name="T19">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4"><text:span text:style-name="T40">&lt;</text:span><text:span text:style-name="T26">Макс помогает починить Эпплджек повозку.</text:span><text:span text:style-name="T40">&gt;</text:span></text:p>
      <text:p text:style-name="P41"/>
      <text:p text:style-name="P80"/>
      <text:p text:style-name="P4"/>
      <text:p text:style-name="P4">***</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15"/>
      <text:p text:style-name="P2"><text:span text:style-name="T6">&lt;</text:span><text:span text:style-name="T1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5"/>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14"/>
      <text:p text:style-name="P14"><text:soft-page-break/></text:p>
      <text:p text:style-name="P14"/>
      <text:p text:style-name="P15"><text:span text:style-name="T42">&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45">&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48">&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8"/>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2"><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
      <text:p text:style-name="P2"><text:span text:style-name="T6">–</text:span> А дальше всё было хуже, намного хуже...</text:p>
      <text:p text:style-name="P2"/>
      <text:p text:style-name="P1"/>
      <text:p text:style-name="P2"/>
      <text:p text:style-name="P4">***</text:p>
      <text:p text:style-name="P15"/>
      <text:p text:style-name="P2"><text:span text:style-name="T6">&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5"/>
      <text:h text:style-name="P140"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8">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soft-page-break/>***</text:p>
      <text:p text:style-name="P2"><text:span text:style-name="T6">&lt;</text:span><text:span text:style-name="T20">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9">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9">???</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40"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9">гидрорысью</text:span><text:span text:style-name="T6">&gt;</text:span> и нападением <text:span text:style-name="T6">&lt;</text:span><text:span text:style-name="T19">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9">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oft-page-break/><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oft-page-break/><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
      <text:p text:style-name="P2"/>
      <text:p text:style-name="P2"/>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text:soft-page-break/>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5"/>
      <text:p text:style-name="P48">Она вытянула шею и начала по очереди сгибать-разгибать ноги, разминая суставы.</text:p>
      <text:p text:style-name="P48"><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0" text:outline-level="2">В библиотеке замка Селестии</text:h>
      <text:p text:style-name="P81"/>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9">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9">название библиотеки</text:span><text:span text:style-name="T6">&gt;</text:span>, пытаясь найти хоть какую-нибудь зацепку. Но всё <text:soft-page-break/>тщётно.</text:p>
      <text:p text:style-name="P2">Если верить заклинанию, я <text:span text:style-name="T6">—</text:span> внешняя сила, и если меня хорошо попросить <text:span text:style-name="T6">&lt;</text:span><text:span text:style-name="T19">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0" text:outline-level="2">Понивилль</text:h>
      <text:p text:style-name="P2"/>
      <text:h text:style-name="P14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text:soft-page-break/>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0"/>
      <text:h text:style-name="P140" text:outline-level="2">Первый сеанс двойного сна. Рэрити</text:h>
      <text:p text:style-name="P2"/>
      <text:p text:style-name="P2"><text:span text:style-name="T6">&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oft-page-break/><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0" text:outline-level="2">Сон Макса</text:h>
      <text:p text:style-name="P81"/>
      <text:p text:style-name="P2"><text:span text:style-name="T6">&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4">–</text:span><text:span text:style-name="T19"> Готова, </text:span><text:span text:style-name="T24">–</text:span><text:span text:style-name="T19"> процедила о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oft-page-break/><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oft-page-break/><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
      <text:h text:style-name="P14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9">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oft-page-break/><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9">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9">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oft-page-break/><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4">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oft-page-break/><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9">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p text:style-name="P81"/>
      <text:p text:style-name="P81"/>
      <text:p text:style-name="P81"/>
      <text:p text:style-name="P81"/>
      <text:p text:style-name="P2"><text:soft-page-break/><text:span text:style-name="T6">&lt;</text:span><text:span text:style-name="T19">Подходя к замку Принцесс, Дэш рассказывает Максу обо сне, который она утаила - с Леро.</text:span><text:span text:style-name="T6">&gt;</text:span> </text:p>
      <text:p text:style-name="P2"><text:span text:style-name="T6">&lt;</text:span><text:span text:style-name="T19">Кто следующий готов рассказывать?</text:span></text:p>
      <text:p text:style-name="P32">Пинки дёрнулась на месте, но промолчала.</text:p>
      <text:p text:style-name="P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6">&gt;</text:span></text:p>
      <text:p text:style-name="P2"><text:span text:style-name="T6">&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32">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6">&gt;</text:span></text:p>
      <text:p text:style-name="P15"/>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40" text:outline-level="2"/>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
      <text:h text:style-name="P140"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20">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oft-page-break/><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20">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0" text:outline-level="2">Поиск решения</text:h>
      <text:p text:style-name="P81"/>
      <text:p text:style-name="P2"><text:span text:style-name="T6">–</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0">Луна приносит в жертву свою кровь, чтобы путешествие к замку прошло без потерь. Жертва не принимается — Дэш погибает</text:span>&gt;</text:p>
      <text:p text:style-name="P2"><text:span text:style-name="T6">&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5"/>
      <text:p text:style-name="P2"><text:span text:style-name="T6">&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oft-page-break/><text:span text:style-name="T19">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6">&gt;</text:span></text:p>
      <text:p text:style-name="P2"/>
      <text:h text:style-name="P14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20">Дуглас </text:span><text:span text:style-name="T24">—</text:span><text:span text:style-name="T20"> </text:span><text:span text:style-name="T24">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text:soft-page-break/>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6">&lt;</text:span><text:span text:style-name="T19">высоко летать нельзя из-за молний</text:span><text:span text:style-name="T6">&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9">двухмесячной</text:span><text:span text:style-name="T6">&gt;</text:span> давности осталось лишь направление движения.</text:p>
      <text:p text:style-name="P2">И опять, как <text:span text:style-name="T6">&lt;</text:span><text:span text:style-name="T19">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text:soft-page-break/>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text:soft-page-break/>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9">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9">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text:soft-page-break/>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4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9">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3">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text:soft-page-break/>–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text:soft-page-break/>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9">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text:soft-page-break/>–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9">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6">&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0" text:outline-level="2">Безнадёжность</text:h>
      <text:p text:style-name="P1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9">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9">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9">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9">пять</text:span><text:span text:style-name="T6">&gt;</text:span>длинную прореху в куртке, <text:span text:style-name="T6">&lt;</text:span><text:span text:style-name="T19">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9">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text:soft-page-break/>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9">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9">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text:soft-page-break/>–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9">улучшить</text:span><text:span text:style-name="T6">&gt;</text:span>. А тот случай, когда мне пришлось зашивать тебе куртку после нападения убийц <text:span text:style-name="T6">&lt;</text:span><text:span text:style-name="T19">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0" text:outline-level="2">След?</text:h>
      <text:p text:style-name="P81"/>
      <text:p text:style-name="P2"><text:span text:style-name="T6">&lt;</text:span><text:span text:style-name="T19">сначала эпизод - проверка сумки в серверной</text:span><text:span text:style-name="T6">&gt;</text:span></text:p>
      <text:p text:style-name="P2"><text:span text:style-name="T6">&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9">“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text:soft-page-break/>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6">&lt;</text:span><text:span text:style-name="T19">расширить. Перед кафешкой - диалог с Флатти и ЭйДжей. Все думают, что наконец-то нашли Селестию. Все ликуют</text:span><text:span text:style-name="T6">&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9">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9">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text:soft-page-break/>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0" text:outline-level="2">Озарение</text:h>
      <text:p text:style-name="P2"/>
      <text:p text:style-name="P2"><text:span text:style-name="T6">&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5"/>
      <text:p text:style-name="P6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5"/>
      <text:p text:style-name="P62">Разговор не клеился.</text:p>
      <text:p text:style-name="P6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5"><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5"><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5"><text:span text:style-name="T6">– </text:span>Ну хорошо. Убедила. В конце-концов, можем поступить так. Вы с Флатти вернётесь обратно а я продолжу поиски здесь.</text:p>
      <text:p text:style-name="P65"><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5"><text:span text:style-name="T6">– </text:span>Вы можете связываться со мной раз в месяц по коридору.</text:p>
      <text:p text:style-name="P65"><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5"><text:soft-page-break/><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5">Эпплджек недоверчиво хмыкнула.</text:p>
      <text:p text:style-name="P65"><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5"><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5"><text:span text:style-name="T6">– </text:span>Конечно оставаться. Кто ещё, кроме нас, может найти её?</text:p>
      <text:p text:style-name="P65"><text:span text:style-name="T6">– </text:span>Я думал, ты не сможешь оставить Энджела и всех остальных надолго.</text:p>
      <text:p text:style-name="P65"><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0"><text:span text:style-name="T6">– </text:span>Извини, Флаттершай, забылся.</text:p>
      <text:p text:style-name="P70"><text:span text:style-name="T6">– </text:span>Та ладно, я ж не против, – возразила Эпплджек. – Не парься, Флатти. Было б хуже, если б он <text:s/>назвал меня Эпплджек на людях.</text:p>
      <text:p text:style-name="P70"><text:span text:style-name="T6">– </text:span>Ты так... – запнулась Флаттершай. – Так быстро забыла свою ферму. И...</text:p>
      <text:p text:style-name="P70"><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0"><text:span text:style-name="T6">– </text:span>Как ты можешь так говорить? – расплакалась Флаттершай.</text:p>
      <text:p text:style-name="P70"><text:span text:style-name="T6">– </text:span>Эй, девушки, не ссорьтесь! Мы — одна команда! И надеюсь, останемся ею и в дальнейшем. </text:p>
      <text:list xml:id="list4551755031629445018" text:style-name="L5">
        <text:list-header>
          <text:p text:style-name="P13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0"><text:span text:style-name="T6">– </text:span>А если нет? – Эпплджек смотрела мне мне прямо в глаза.</text:p>
      <text:list xml:id="list193929223436364" text:continue-numbering="true" text:style-name="L5">
        <text:list-header>
          <text:p text:style-name="P131">Я молча пожал плечами. Эпплджек уверенно продолжила.</text:p>
        </text:list-header>
      </text:list>
      <text:p text:style-name="P70"><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0"><text:span text:style-name="T6">– </text:span>Спасибо, ЭйДжей.</text:p>
      <text:p text:style-name="P70"><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930553476677" text:continue-numbering="true" text:style-name="L5">
        <text:list-header>
          <text:p text:style-name="P131">Флаттершай пробормотала нечто, показавшееся мне знакомым.</text:p>
        </text:list-header>
      </text:list>
      <text:p text:style-name="P70"><text:span text:style-name="T6">– </text:span>Флатти, ты что-то сказала? Я не расслышал.</text:p>
      <text:p text:style-name="P70"><text:span text:style-name="T6">– </text:span>Намерение Изменяет Реальность.</text:p>
      <text:p text:style-name="P70"><text:span text:style-name="T6">– </text:span>Эээ. А где ты слышала эту фразу, если не секрет?</text:p>
      <text:p text:style-name="P70"><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930515439069" text:continue-numbering="true" text:style-name="L5">
        <text:list-header>
          <text:p text:style-name="P131">У меня как будто вспыхнула лампочка в мозгу. Кирпичики быстро выстраивались в целостную картину. <text:soft-page-break/>Я ринулся в прихожую.</text:p>
        </text:list-header>
      </text:list>
      <text:p text:style-name="P70"><text:span text:style-name="T6">– </text:span>Флатти, ЭйДжей, буду через час. Ждите!</text:p>
      <text:p text:style-name="P65"/>
      <text:h text:style-name="P139" text:outline-level="2">Почти.</text:h>
      <text:p text:style-name="P78"/>
      <text:p text:style-name="P70">В офисе меня встретил лыбящийся Стас.</text:p>
      <text:p text:style-name="P7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0">Я уставился на Стаса и он, захлёбываясь от торопливости, начал <text:span text:style-name="T6">расказывать</text:span>.</text:p>
      <text:p text:style-name="P7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0">– Ты его уничтожил?</text:p>
      <text:p text:style-name="P70">– Кого?</text:p>
      <text:p text:style-name="P70">– Этический модуль. Селестию.</text:p>
      <text:p text:style-name="P7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0">– Ты его уничтожил?</text:p>
      <text:p text:style-name="P7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0">– То есть, на домашнем компьютере Влада модуль работает и дальше?</text:p>
      <text:p text:style-name="P70">– Ага. К нему-то у меня доступа нету. Но в кластер к Нексусу он больше не пролезет.</text:p>
      <text:p text:style-name="P70">– Спасибо, Стас. Ты молодец.</text:p>
      <text:p text:style-name="P70">Ниточка, чуть было не прервавшаяся в офисе, повела в квартиру Влада.</text:p>
      <text:p text:style-name="P70"/>
      <text:h text:style-name="P139" text:outline-level="2">Дискорд</text:h>
      <text:p text:style-name="P81"/>
      <text:p text:style-name="P78">Девушки поспешно собирались, пока я растолковывал им задачу.</text:p>
      <text:p text:style-name="P78"><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8"><text:span text:style-name="T6">– </text:span>Это тот твой приятель, который разбился с полгода назад? – спросила Эпплджек.</text:p>
      <text:p text:style-name="P78"><text:span text:style-name="T6">– </text:span>Да, это он.</text:p>
      <text:p text:style-name="P78"><text:span text:style-name="T6">– </text:span>А как мы попадём в его квартиру? Там сейчас кто-то живёт? – Флаттершай прыгала на одной ноге, натягивая кед.</text:p>
      <text:p text:style-name="P78"><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text:soft-page-break/>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9">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7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9">Плохо написано!</text:span><text:span text:style-name="T6">&gt;</text:span></text:p>
      <text:p text:style-name="P79">Я поднёс брелок пропуска к домофону, но дверь подъезда не открылась. Замигала красная лампочка и зажужжал зуммер.</text:p>
      <text:p text:style-name="P79">Я выругался.</text:p>
      <text:p text:style-name="P79"><text:span text:style-name="T6">– </text:span>Макс, что случилось? У нас проблемы?</text:p>
      <text:p text:style-name="P79"><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9"><text:span text:style-name="T6">– </text:span>Так что, будем ломать дверь? – Эпплджек критически осмотрелась, подмечая бабулек на лавочке и зевак во внутреннем скверике.</text:p>
      <text:p text:style-name="P79"><text:span text:style-name="T6">– </text:span>Нет нужды. Лучше станьте-ка сзади меня так, чтобы заслонить от этих бабулек и от вооон той камеры наблюдения.</text:p>
      <text:list xml:id="list7449061985521424003" text:style-name="L6">
        <text:list-header>
          <text:p text:style-name="P13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0">Раздался лёгкий «кряк» и дверь подалась.</text:p>
      <text:p text:style-name="P101"><text:span text:style-name="T6">– </text:span>Девушки, заходим.</text:p>
      <text:p text:style-name="P6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0">Прихожая встретила нас толстым слоем пыли. Мы тихонько прошли внутрь и я закрыл дверь изнутри.</text:p>
      <text:p text:style-name="P65"><text:soft-page-break/><text:span text:style-name="T1">Компьютер</text:span> стоял там же, где и обычно <text:span text:style-name="T1">— в личном кабинете Влада на столе у окна.</text:span></text:p>
      <text:p text:style-name="P101"><text:span text:style-name="T6">– </text:span>Макс, тут окно разбито! И верёвка какая-то висит. – крикнула Флаттершай из кухни.</text:p>
      <text:p text:style-name="P101"><text:span text:style-name="T6">–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пробелу, но безрезультатно.</text:p>
      <text:p text:style-name="P101"><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6">–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6">– </text:span>Оп-па! – пробормотала Эпплджек. – Нежданчик!</text:p>
      <text:p text:style-name="P101"><text:span text:style-name="T6">– </text:span>Ты, я вижу, времени не терял, – моя рука под прикрытием стола медленно тянулась к тяжёлой фарфоровой кружке, стоящей на краю.</text:p>
      <text:p text:style-name="P82"><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6">– </text:span>А почему ты вообще решил искать нас тут? – спросила Эпплджек. – Приехал бы домой. Мы б тебя чаем напоили.</text:p>
      <text:p text:style-name="P82"><text:span text:style-name="T6">–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2"><text:span text:style-name="T6">– </text:span>С кем это вы тут разговариваете?</text:p>
      <text:list xml:id="list5044290581789337455" text:style-name="L7">
        <text:list-header>
          <text:p text:style-name="P14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1">На лице Дискорда появилось удивлённо-мечтательное выражение и он вырубился.</text:p>
      <text:p text:style-name="P101"/>
      <text:h text:style-name="P140" text:outline-level="2">Селестия</text:h>
      <text:p text:style-name="P101"/>
      <text:p text:style-name="P81">&lt;Селестия говорит Максу, что решилась на секс с ним из-за пророчества Стар Свирла (ебитесь сами). <text:soft-page-break/>Макс говорит ей, что она поняла пророчество слишком буквально&gt;</text:p>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text:soft-page-break/>–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90">– Ффы, тьфу, пффф, пфу! <text:span text:style-name="T6">&lt;</text:span><text:span text:style-name="T19">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text:span><text:soft-page-break/><text:span text:style-name="T1">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20">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3">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3">Тогда и возвращение </text:span><text:soft-page-break/><text:span text:style-name="T13">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4">– И что? – продолжила его мысль Эпплджек.</text:p>
      <text:p text:style-name="P94">– Эквестрийские <text:span text:style-name="T6">&lt;</text:span><text:span text:style-name="T19">три месяца</text:span><text:span text:style-name="T6">&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0"/>
      <text:h text:style-name="P140"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text:soft-page-break/>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6">&lt;</text:span><text:span text:style-name="T19">полгода</text:span><text:span text:style-name="T6">&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5" text:outline-level="1">Беседа за столиком в ночи</text:h>
      <text:p text:style-name="P67">Из-за заинтересованности Эквуса в Максе, тому не приходится прилагать усилий для 34 — на что ему указывает Анакорн</text:p>
      <text:p text:style-name="P7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0"><text:soft-page-break/>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5"><text:span text:style-name="T1">– </text:span>Анакорн. <text:span text:style-name="T1">– о</text:span>трекомендовался он. <text:span text:style-name="T6">– </text:span><text:span text:style-name="T1">Демиург.</text:span></text:p>
      <text:p text:style-name="P65"><text:span text:style-name="T1">– </text:span>П-привет. Макс. <text:span text:style-name="T1">– в</text:span> смятении представился я.</text:p>
      <text:p text:style-name="P6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0"/>
      <text:p text:style-name="P65"><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0"/>
      <text:p text:style-name="P6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5"><text:span text:style-name="T1">Юноша</text:span> закинул ногу за ногу и пытливо смотрел на меня, играя карандашём .</text:p>
      <text:p text:style-name="P65">Я совсем запутался.</text:p>
      <text:p text:style-name="P65"><text:span text:style-name="T1">– </text:span>Какая проблема? Какое решение? Кто ты <text:span text:style-name="T1">вообще</text:span>?</text:p>
      <text:p text:style-name="P65"><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0">– Стоп, не торопись. – у меня голова пошла кругом от информации. – Я ничего не понял. Какие-такие проблемы? Какие варианты? Зачем его поддерживать?</text:p>
      <text:p text:style-name="P70">Анакорн недовольно поморщился, но продолжил.</text:p>
      <text:p text:style-name="P7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0">На голограмме появилась солнечная система Эквуса. Почему-то в центре системы был сам Эквус. Вокруг него вращались солнце и луна.</text:p>
      <text:p text:style-name="P70">Анакорн плюхнулся обратно в кресло и схватился за голову. Потом, немного успокоившись, продолжил.</text:p>
      <text:p text:style-name="P7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0">Анакорн отпил из стакана и продолжил.</text:p>
      <text:p text:style-name="P7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oft-page-break/><text:span text:style-name="T6">&lt;</text:span><text:span text:style-name="T20">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0">Анакорн постучал по столику указкой. Солнечная система увеличилась, оставив в поле зрения только шар Эквуса.</text:p>
      <text:p text:style-name="P7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72">Ко мне наконец-то пришло понимание ситуации.</text:p>
      <text:p text:style-name="P7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0">Анакорн смутился.</text:p>
      <text:p text:style-name="P7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0">(<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0"><text:span text:style-name="T17">– Сам ты раздолбай! – произнёс, наконец, Свирл</text:span>)</text:p>
      <text:p text:style-name="P70">… И создали вы его достаточно топорно — видишь, он трещит по швам.</text:p>
      <text:p text:style-name="P70">– Хмм. То есть, это брони создали Эквус?</text:p>
      <text:p text:style-name="P7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0">Я вспомнил события последнего года <text:span text:style-name="T6">&lt;</text:span>упомянуть в эпизоде на Терре, что МЛП-сериал закрылся год назад<text:span text:style-name="T6">&gt;</text:span></text:p>
      <text:p text:style-name="P7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0">Анакорн с такой силой сжал карандаш, что он хрустнул.</text:p>
      <text:p text:style-name="P7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0"><text:soft-page-break/>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7">– </text:p>
      <text:p text:style-name="P7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2">– Верни Рэйнбоу!!!</text:p>
      <text:p text:style-name="P72">Обломки карандаша выпали из кулака Анакорна на столик.</text:p>
      <text:p text:style-name="P72">– Э-э-э… м-м-м… ну-у-у... Нельзя сказать, что это совсем невыполнимо… Но, прямо скажу, задачка не для студента!</text:p>
      <text:p text:style-name="P72">– А ты студент?</text:p>
      <text:p text:style-name="P7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2">– Нет. Плата остаётся неизменной. Тут мы квиты. У меня тоже мало шансов помочь тебе — я не имею ни малейшего понятия, как это сделать.</text:p>
      <text:p text:style-name="P72">Ставшие почти прозрачными стены комнаты снова обрели материальность. Анакорн пожал плечами и протянул мне руку через столик.</text:p>
      <text:p text:style-name="P7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2">– Та ладно, какой из меня брони? Ну, посмотрел пару сезонов за компанию, <text:s/>ну, понравились. Но я <text:soft-page-break/>никогда не принимал их всерьёз. Ты не к тому обратился. Да и как их корректировать, эти недочёты? Сказать: «По щучьему велению, по моему хотению...»?</text:p>
      <text:p text:style-name="P7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2">Я задумался.</text:p>
      <text:p text:style-name="P7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2">Анакорн почесал в затылке.</text:p>
      <text:p text:style-name="P72">– А кьютимарки? Как, <text:span text:style-name="T6">&lt;</text:span><text:span text:style-name="T24">чёрт</text:span><text:span text:style-name="T6">&gt;</text:span> меня побери, объяснить кьютимарки?</text:p>
      <text:p text:style-name="P72">– А кьютимарки ты сам даришь пони, когда распознаёшь их жизненное предназначение.</text:p>
      <text:p text:style-name="P7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2">Я пожал плечами.</text:p>
      <text:p text:style-name="P72">–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4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
      <text:p text:style-name="P106">Вы, люди, этих миров уже наплодили дохрена и больше. У некоторых есть свои демиурги, некоторые и <text:soft-page-break/>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4">Анакорн примирительно похлопал меня по плечу.</text:p>
      <text:p text:style-name="P104"><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6">–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6">– </text:span>Факн щит<text:note text:id="ftn13" text:note-class="footnote"><text:note-citation>13</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3">Анакорн развёл руками.</text:p>
      <text:p text:style-name="P103"><text:soft-page-break/><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7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0">– Гм! Я бы попросил тебя не касаться моих отношений с Рэйнбоу!</text:p>
      <text:p text:style-name="P7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0">У меня сердце буквально ухнуло куда-то вниз, в область желудка.</text:p>
      <text:p text:style-name="P7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0">– Та ладно, не утешай. Я не маленький ребёнок. Долг платежом красен. Сделаю то, что ты хочешь. Как сумею.</text:p>
      <text:p text:style-name="P7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0">Анакорн наблюдал за мной без улыбки. По его нейтральному выражению лица невозможно было догадаться, о чём он думает.</text:p>
      <text:p text:style-name="P70">– Ну вот и отлично. Рад, что мы наконец-то пришли к сделке.</text:p>
      <text:p text:style-name="P7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3">– Пора закругляться. Ты начинаешь сгорать. Надо утрясти последние детали, пока ещё есть пару минут.</text:p>
      <text:p text:style-name="P70">– Валяй. Я тебя внимательно слушаю.</text:p>
      <text:p text:style-name="P7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70"><text:soft-page-break/>– А я разве сплю?</text:p>
      <text:p text:style-name="P70">– Сейчас — нет. Но как только мы закроем сделку — проснёшься. Потому что нет иного способа вернуть тебя в реальный мир.</text:p>
      <text:p text:style-name="P70">– Эээ, постой. А как я в Эквестрию и обратно возвращался?</text:p>
      <text:p text:style-name="P7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0">Так вот, возвращать тебя обратно в твой мир я не буду. </text:p>
      <text:p text:style-name="P70">Во-первых, может возникнуть временная <text:span text:style-name="T6">&lt;</text:span><text:span text:style-name="T19">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0">– Ты ещё увидишь пару снов на прощание. Удачи!</text:p>
      <text:p text:style-name="P70"/>
      <text:p text:style-name="P74">&lt;<text:span text:style-name="T1">- Но если миры Эквестрии станут существовать — появятся и те из них, в которых тьма страданий, постапокалипсис.</text:span></text:p>
      <text:p text:style-name="P74"><text:span text:style-name="T1">- И это лучше, чем не существовать, поверь</text:span>&gt;</text:p>
      <text:p text:style-name="P71">***</text:p>
      <text:p text:style-name="P71"/>
      <text:p text:style-name="P70">&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0"/>
      <text:p text:style-name="P70">– Привет, Макс. – образ Селестии снова реял передо мной, как <text:span text:style-name="T6">&lt;</text:span><text:span text:style-name="T19">полгода</text:span><text:span text:style-name="T6">&gt;</text:span> назад. – Я хочу поблагодарить тебя за всё.</text:p>
      <text:p text:style-name="P70">– Пожалста. – ответил я безучастно. – Всегда рад. Только Вам не нужно было ТАК распинаться, чтобы заручиться моей помощью.</text:p>
      <text:p text:style-name="P70">Селестия на мгновение смутилась, но продолжила.</text:p>
      <text:p text:style-name="P70">&lt;<text:span text:style-name="T19"> - Ты морочила мне яйца, чтобы заинтересовать? Всё, как Свирл указал?</text:span></text:p>
      <text:p text:style-name="P6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text:soft-page-break/>спасло ситуацию.</text:p>
      <text:p text:style-name="P67">Я покачал головой.</text:p>
      <text:p text:style-name="P70"><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0">– <text:s text:c="2"/>За благополучие Эквестрии я бы и не ТАК разопнулась.<text:span text:style-name="T6">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5562466561593403496" text:style-name="L8">
        <text:list-header>
          <text:p text:style-name="P133">(<text:span text:style-name="T28">Луна — как повелительница снов, слышала разговор Макса с Анакорном</text:span>)</text:p>
          <text:p text:style-name="P134"/>
        </text:list-header>
      </text:list>
      <text:p text:style-name="P91">***</text:p>
      <text:p text:style-name="P65"><text:span text:style-name="T1">–</text:span> Ты?..</text:p>
      <text:p text:style-name="P65"><text:span text:style-name="T1">–</text:span> Ты??!</text:p>
      <text:p text:style-name="P65"><text:span text:style-name="T1">–</text:span> Ты мне снишься??</text:p>
      <text:p text:style-name="P65"><text:span text:style-name="T1">–</text:span> Это ты мне снишься!!</text:p>
      <text:p text:style-name="P65"><text:span text:style-name="T1">–</text:span> Неважно… Пусть мы друг-другу снимся… Ты как, Дэш?</text:p>
      <text:p text:style-name="P6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65"><text:span text:style-name="T1">–</text:span> И я в порядке. Вот, возвращаюсь в свой мир. Ну, не совсем в свой. Почти в свой.</text:p>
      <text:p text:style-name="P65"><text:span text:style-name="T1">–</text:span> Навсегда?</text:p>
      <text:p text:style-name="P65"><text:span text:style-name="T1">–</text:span> Скорее всего, да.</text:p>
      <text:p text:style-name="P65"><text:span text:style-name="T1">–</text:span> Это плохо. Я хотела тебе сказать…</text:p>
      <text:p text:style-name="P65"><text:span text:style-name="T1">–</text:span> Не надо, Дэш. Не стоит терзать себя. Мне тоже очень хотелось остаться. Но так надо. Мне очень жаль…</text:p>
      <text:p text:style-name="P6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5"><text:span text:style-name="T1">–</text:span> И тебя, и Твайлайт, и Рэрити, и Селестию, и всех-всех-всех… Таковы правила.</text:p>
      <text:p text:style-name="P65"><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5">Я опустил руку на шею Дэш и ощутил теплоту и лёгкое покалывание в пустоте.</text:p>
      <text:p text:style-name="P65"><text:span text:style-name="T6">–</text:span> Мне кажется, Дэш, <text:span text:style-name="T1">м</text:span>ы найдём способ связаться. Рано или поздно.</text:p>
      <text:p text:style-name="P65"><text:span text:style-name="T1">–</text:span> И лучше рано, чем поздно! Я не люблю ждать!</text:p>
      <text:p text:style-name="P65"><text:span text:style-name="T1">–</text:span> Да, Дэш. <text:span text:style-name="T1">–</text:span> её образ начал таять. <text:span text:style-name="T1">–</text:span> Да, я помню. Я всё ещё помню…</text:p>
      <text:p text:style-name="P65"/>
      <text:h text:style-name="P140" text:outline-level="2">Земля</text:h>
      <text:p text:style-name="P68">Музыкальная тема из бегущего по лезвию бритвы — <text:span text:style-name="T6">Mission impossible</text:span></text:p>
      <text:p text:style-name="P69">&lt;Ужас возвращения из тёплого волшебного мира друзей в холодную скучную реальность.&gt;</text:p>
      <text:p text:style-name="P6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3"><text:span text:style-name="T1">Я нашарил ногами тапки и пошёл в ванную. Проходя мимо стола, зацепился взглядом за</text:span> эскиз <text:span text:style-name="T1">рисунка</text:span>.</text:p>
      <text:p text:style-name="P6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4"><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4">Доставая из стола ключи от машины, опять наткнулся взглядом на эскиз.</text:p>
      <text:p text:style-name="P6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4">Назову-ка я фантазию «Последний фанфик».</text:p>
      <text:p text:style-name="P64"/>
      <text:p text:style-name="P64"/>
      <text:p text:style-name="P64"/>
      <text:p text:style-name="P65"/>
      <text:p text:style-name="P65"/>
      <text:p text:style-name="P65"/>
      <text:p text:style-name="P6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5"/>
      <text:p text:style-name="P6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5"/>
      <text:p text:style-name="P65"/>
      <text:p text:style-name="P65"/>
      <text:p text:style-name="P6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20">Живая лошадь — не кошка, </text:span><text:soft-page-break/><text:span text:style-name="T20">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9">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7-12T19:39:27.910436868</dc:date>
    <meta:editing-duration>P73DT12H7M40S</meta:editing-duration>
    <meta:editing-cycles>3685</meta:editing-cycles>
    <meta:generator>LibreOffice/5.0.2.2$Linux_X86_64 LibreOffice_project/00m0$Build-2</meta:generator>
    <meta:document-statistic meta:table-count="0" meta:image-count="0" meta:object-count="0" meta:page-count="146" meta:paragraph-count="2989" meta:word-count="67133" meta:character-count="446360" meta:non-whitespace-character-count="378930"/>
  </office:meta>
</office:document-meta>
</file>